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D800000027A1F7EB18F76DF4B6.png" manifest:media-type="image/png"/>
  <manifest:file-entry manifest:full-path="Pictures/10000201000000FC00000027FF1FA1507B510A85.png" manifest:media-type="image/png"/>
  <manifest:file-entry manifest:full-path="Pictures/100002010000025A00000030D7D6ABE2E3ABCD6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0.396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机器学习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概念</text:p>
          </draw:text-box>
        </draw:frame>
        <draw:frame draw:style-name="gr1" draw:text-style-name="P2" draw:layer="layout" svg:width="0.502cm" svg:height="0.646cm" svg:x="23.276cm" svg:y="9.301cm">
          <draw:text-box>
            <text:p/>
          </draw:text-box>
        </draw:frame>
        <draw:frame draw:style-name="gr1" draw:text-style-name="P2" draw:layer="layout" svg:width="0.502cm" svg:height="0.646cm" svg:x="20.656cm" svg:y="11.039cm">
          <draw:text-box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交叉熵（Cross entropy）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>熵：</text:p>
            <text:p>ＫＬ离散度：</text:p>
            <text:p/>
            <text:p>交叉熵：</text:p>
            <text:p/>
            <text:p/>
            <text:p/>
          </draw:text-box>
        </draw:frame>
        <draw:frame draw:style-name="gr3" draw:text-style-name="P3" draw:layer="layout" svg:width="15.927cm" svg:height="1.269cm" svg:x="2.361cm" svg:y="9.144cm">
          <draw:image xlink:href="Pictures/100002010000025A00000030D7D6ABE2E3ABCD67.png" xlink:type="simple" xlink:show="embed" xlink:actuate="onLoad">
            <text:p/>
          </draw:image>
        </draw:frame>
        <draw:frame draw:style-name="gr3" draw:text-style-name="P3" draw:layer="layout" svg:width="5.714cm" svg:height="1.031cm" svg:x="4.446cm" svg:y="5.573cm">
          <draw:image xlink:href="Pictures/10000201000000D800000027A1F7EB18F76DF4B6.png" xlink:type="simple" xlink:show="embed" xlink:actuate="onLoad">
            <text:p/>
          </draw:image>
        </draw:frame>
        <draw:frame draw:style-name="gr3" draw:text-style-name="P3" draw:layer="layout" svg:width="6.667cm" svg:height="1.031cm" svg:x="2.985cm" svg:y="13.955cm">
          <draw:image xlink:href="Pictures/10000201000000FC00000027FF1FA1507B510A8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分类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监督学习</text:p>
              </text:list-item>
              <text:list-item>
                <text:p>非监督学习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监督学习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线性回归:linear regression </text:p>
              </text:list-item>
              <text:list-item>
                <text:p>SVM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16T23:20:42.862650532</meta:creation-date>
    <dc:date>2017-10-17T00:10:07.303140245</dc:date>
    <meta:editing-duration>PT49M22S</meta:editing-duration>
    <meta:editing-cycles>7</meta:editing-cycles>
    <meta:generator>LibreOffice/5.2.2.2$Linux_X86_64 LibreOffice_project/20m0$Build-2</meta:generator>
    <meta:document-statistic meta:object-count="42"/>
  </office:meta>
</office:document-meta>
</file>